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  <style:text-properties fo:font-size="12pt"/>
    </style:style>
    <style:style style:name="P4" style:family="paragraph">
      <loext:graphic-properties draw:fill-color="#fff200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-color="#ccbe00"/>
    </style:style>
    <style:style style:name="T1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fill-color="#fff200" draw:textarea-horizontal-align="justify" draw:textarea-vertical-align="middle" draw:auto-grow-height="false" fo:min-height="11.033cm" fo:min-width="11.113cm" style:run-through="foreground"/>
    </style:style>
    <style:style style:name="gr5" style:family="graphic">
      <style:graphic-properties draw:textarea-horizontal-align="justify" draw:textarea-vertical-align="middle" draw:auto-grow-height="false" fo:min-height="1.191cm" fo:min-width="2.196cm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textarea-horizontal-align="justify" draw:textarea-vertical-align="middle" draw:auto-grow-height="false" fo:min-height="1.191cm" fo:min-width="3.545cm" style:run-through="foreground"/>
    </style:style>
    <style:style style:name="gr8" style:family="graphic">
      <style:graphic-properties draw:stroke="none" svg:stroke-color="#000000" draw:fill="none" draw:fill-color="#ffffff" fo:min-height="0.489cm" style:run-through="foreground"/>
    </style:style>
    <style:style style:name="gr9" style:family="graphic">
      <style:graphic-properties draw:marker-end="Arrow" draw:marker-end-width="0.176cm" draw:textarea-horizontal-align="center" draw:textarea-vertical-align="middle" style:run-through="foreground"/>
    </style:style>
    <style:style style:name="gr10" style:family="graphic">
      <style:graphic-properties draw:textarea-horizontal-align="justify" draw:textarea-vertical-align="middle" draw:auto-grow-height="false" fo:min-height="1.191cm" fo:min-width="3.598cm" style:run-through="foreground"/>
    </style:style>
    <style:style style:name="gr11" style:family="graphic">
      <style:graphic-properties draw:textarea-horizontal-align="justify" draw:textarea-vertical-align="middle" draw:auto-grow-height="false" fo:min-height="1.191cm" fo:min-width="3.784cm" style:run-through="foreground"/>
    </style:style>
    <style:style style:name="gr12" style:family="graphic">
      <style:graphic-properties draw:textarea-horizontal-align="justify" draw:textarea-vertical-align="middle" draw:auto-grow-height="false" fo:min-height="1.191cm" fo:min-width="3.36cm" style:run-through="foreground"/>
    </style:style>
    <style:style style:name="gr13" style:family="graphic">
      <style:graphic-properties draw:fill-color="#ccbe00" draw:textarea-horizontal-align="justify" draw:textarea-vertical-align="middle" draw:auto-grow-height="false" fo:min-height="14.633cm" fo:min-width="9.6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661cm" fo:min-width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191cm" fo:min-width="2.752cm" style:run-through="foreground"/>
    </style:style>
    <style:style style:name="gr16" style:family="graphic">
      <style:graphic-properties draw:stroke="none" svg:stroke-color="#000000" draw:fill="none" draw:fill-color="#ffffff" fo:min-height="0.33cm" style:run-through="foreground"/>
    </style:style>
    <style:style style:name="gr1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2" draw:style-name="gr3"><draw:custom-shape draw:name="形状1" draw:style-name="gr4" draw:text-style-name="P4" svg:width="11.113cm" svg:height="11.034cm" svg:x="-1.951cm" svg:y="-2cm"><text:p/><draw:enhanced-geometry svg:viewBox="0 0 21600 21600" draw:type="rectangle" draw:enhanced-path="M 0 0 L 21600 0 21600 21600 0 21600 0 0 Z N"/></draw:custom-shape><draw:custom-shape draw:name="形状2" draw:style-name="gr5" draw:text-style-name="P1" svg:width="2.197cm" svg:height="1.191cm" svg:x="-1.766cm" svg:y="-0.042cm"><text:p text:style-name="P1">x01119</text:p><draw:enhanced-geometry svg:viewBox="0 0 21600 21600" draw:type="rectangle" draw:enhanced-path="M 0 0 L 21600 0 21600 21600 0 21600 0 0 Z N"/></draw:custom-shape><draw:g draw:style-name="gr6"><draw:custom-shape draw:name="形状2" draw:style-name="gr7" draw:text-style-name="P1" svg:width="3.546cm" svg:height="1.191cm" svg:x="4.346cm" svg:y="-0.148cm"><text:p text:style-name="P1">1</text:p><draw:enhanced-geometry svg:viewBox="0 0 21600 21600" draw:type="rectangle" draw:enhanced-path="M 0 0 L 21600 0 21600 21600 0 21600 0 0 Z N"/></draw:custom-shape><draw:frame draw:name="形状3" draw:style-name="gr8" draw:text-style-name="P5" svg:width="2.421cm" svg:height="0.489cm" svg:x="5.062cm" svg:y="1.334cm"><draw:text-box><text:p><text:span text:style-name="T1">0x990</text:span></text:p></draw:text-box></draw:frame></draw:g><draw:line draw:name="形状4" draw:style-name="gr9" draw:text-style-name="P1" svg:x1="0.43cm" svg:y1="0.619cm" svg:x2="4.478cm" svg:y2="0.487cm"><text:p/></draw:line><draw:g draw:style-name="gr6"><draw:custom-shape draw:name="形状2" draw:style-name="gr10" draw:text-style-name="P1" svg:width="3.599cm" svg:height="1.191cm" svg:x="4.584cm" svg:y="4.562cm"><text:p text:style-name="P1">7</text:p><draw:enhanced-geometry svg:viewBox="0 0 21600 21600" draw:type="rectangle" draw:enhanced-path="M 0 0 L 21600 0 21600 21600 0 21600 0 0 Z N"/></draw:custom-shape><draw:frame draw:name="形状3" draw:style-name="gr8" draw:text-style-name="P5" svg:width="2.458cm" svg:height="0.489cm" svg:x="5.311cm" svg:y="6.043cm"><draw:text-box><text:p><text:span text:style-name="T1">0x992</text:span></text:p></draw:text-box></draw:frame></draw:g><draw:g draw:style-name="gr6"><draw:custom-shape draw:name="形状2" draw:style-name="gr11" draw:text-style-name="P1" svg:width="3.784cm" svg:height="1.191cm" svg:x="4.478cm" svg:y="2.195cm"><text:p text:style-name="P1">3</text:p><draw:enhanced-geometry svg:viewBox="0 0 21600 21600" draw:type="rectangle" draw:enhanced-path="M 0 0 L 21600 0 21600 21600 0 21600 0 0 Z N"/></draw:custom-shape><draw:frame draw:name="形状3" draw:style-name="gr8" draw:text-style-name="P5" svg:width="2.585cm" svg:height="0.489cm" svg:x="5.242cm" svg:y="3.676cm"><draw:text-box><text:p><text:span text:style-name="T1">0x991</text:span></text:p></draw:text-box></draw:frame></draw:g><draw:g draw:style-name="gr6"><draw:custom-shape draw:name="形状2" draw:style-name="gr12" draw:text-style-name="P1" svg:width="3.361cm" svg:height="1.191cm" svg:x="4.717cm" svg:y="6.652cm"><text:p text:style-name="P1">10</text:p><draw:enhanced-geometry svg:viewBox="0 0 21600 21600" draw:type="rectangle" draw:enhanced-path="M 0 0 L 21600 0 21600 21600 0 21600 0 0 Z N"/></draw:custom-shape><draw:frame draw:name="形状3" draw:style-name="gr8" draw:text-style-name="P5" svg:width="2.294cm" svg:height="0.489cm" svg:x="5.396cm" svg:y="8.134cm"><draw:text-box><text:p><text:span text:style-name="T1">0x993</text:span></text:p></draw:text-box></draw:frame></draw:g><draw:line draw:name="形状3" draw:style-name="gr9" draw:text-style-name="P1" svg:x1="0.43cm" svg:y1="0.963cm" svg:x2="4.478cm" svg:y2="2.868cm"><text:p/></draw:line><draw:line draw:name="形状7" draw:style-name="gr9" draw:text-style-name="P1" svg:x1="0.06cm" svg:y1="1.149cm" svg:x2="4.743cm" svg:y2="5.277cm"><text:p/></draw:line><draw:line draw:name="形状8" draw:style-name="gr9" draw:text-style-name="P1" svg:x1="-0.416cm" svg:y1="1.149cm" svg:x2="4.717cm" svg:y2="7.287cm"><text:p/></draw:line></draw:g><draw:g text:anchor-type="paragraph" draw:z-index="5" draw:style-name="gr3"><draw:custom-shape draw:name="形状2" draw:style-name="gr15" draw:text-style-name="P1" svg:width="2.752cm" svg:height="1.191cm" svg:x="13.765cm" svg:y="-0.358cm"><text:p text:style-name="P1">1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4.321cm" svg:y="1.124cm"><draw:text-box><text:p><text:span text:style-name="T1">0x990</text:span></text:p></draw:text-box></draw:frame></draw:g><draw:g text:anchor-type="paragraph" draw:z-index="6" draw:style-name="gr3"><draw:custom-shape draw:name="形状2" draw:style-name="gr15" draw:text-style-name="P1" svg:width="2.752cm" svg:height="1.191cm" svg:x="14.03cm" svg:y="6.389cm"><text:p text:style-name="P1">4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4.586cm" svg:y="7.871cm"><draw:text-box><text:p><text:span text:style-name="T1">0x993</text:span></text:p></draw:text-box></draw:frame></draw:g><draw:g text:anchor-type="paragraph" draw:z-index="7" draw:style-name="gr3"><draw:custom-shape draw:name="形状2" draw:style-name="gr15" draw:text-style-name="P1" svg:width="2.752cm" svg:height="1.191cm" svg:x="13.871cm" svg:y="4.06cm"><text:p text:style-name="P1">3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4.427cm" svg:y="5.542cm"><draw:text-box><text:p><text:span text:style-name="T1">0x992</text:span></text:p></draw:text-box></draw:frame></draw:g><draw:g text:anchor-type="paragraph" draw:z-index="8" draw:style-name="gr3"><draw:custom-shape draw:name="形状2" draw:style-name="gr15" draw:text-style-name="P1" svg:width="2.752cm" svg:height="1.191cm" svg:x="13.845cm" svg:y="1.812cm"><text:p text:style-name="P1">2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4.401cm" svg:y="3.294cm"><draw:text-box><text:p><text:span text:style-name="T1">0x991</text:span></text:p></draw:text-box></draw:frame></draw:g><draw:g text:anchor-type="paragraph" draw:z-index="9" draw:style-name="gr3"><draw:custom-shape draw:name="形状2" draw:style-name="gr15" draw:text-style-name="P1" svg:width="2.752cm" svg:height="1.191cm" svg:x="9.585cm" svg:y="-0.437cm"><text:p text:style-name="P1">0x990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0.141cm" svg:y="1.045cm"><draw:text-box><text:p><text:span text:style-name="T1">0x101</text:span></text:p></draw:text-box></draw:frame></draw:g><draw:g text:anchor-type="paragraph" draw:z-index="10" draw:style-name="gr3"><draw:custom-shape draw:name="形状2" draw:style-name="gr15" draw:text-style-name="P1" svg:width="2.752cm" svg:height="1.191cm" svg:x="9.85cm" svg:y="6.415cm"><text:p text:style-name="P1">0x993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0.406cm" svg:y="7.897cm"><draw:text-box><text:p><text:span text:style-name="T1">0x104</text:span></text:p></draw:text-box></draw:frame></draw:g><draw:g text:anchor-type="paragraph" draw:z-index="11" draw:style-name="gr3"><draw:custom-shape draw:name="形状2" draw:style-name="gr15" draw:text-style-name="P1" svg:width="2.752cm" svg:height="1.191cm" svg:x="9.929cm" svg:y="4.008cm"><text:p text:style-name="P1">0x992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0.485cm" svg:y="5.49cm"><draw:text-box><text:p><text:span text:style-name="T1">0x103</text:span></text:p></draw:text-box></draw:frame></draw:g><draw:g text:anchor-type="paragraph" draw:z-index="12" draw:style-name="gr3"><draw:custom-shape draw:name="形状2" draw:style-name="gr15" draw:text-style-name="P1" svg:width="2.752cm" svg:height="1.191cm" svg:x="9.876cm" svg:y="1.773cm"><text:p text:style-name="P1">0x991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0.432cm" svg:y="3.255cm"><draw:text-box><text:p><text:span text:style-name="T1">0x102</text:span></text:p></draw:text-box></draw:frame></draw:g><draw:g text:anchor-type="paragraph" draw:z-index="17" draw:style-name="gr3"><draw:custom-shape draw:name="形状2" draw:style-name="gr15" draw:text-style-name="P1" svg:width="2.752cm" svg:height="1.191cm" svg:x="9.982cm" svg:y="8.638cm"><text:p text:style-name="P1">0x994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0.538cm" svg:y="10.12cm"><draw:text-box><text:p><text:span text:style-name="T1">0x105</text:span></text:p></draw:text-box></draw:frame></draw:g><draw:g text:anchor-type="paragraph" draw:z-index="18" draw:style-name="gr3"><draw:custom-shape draw:name="形状2" draw:style-name="gr15" draw:text-style-name="P1" svg:width="2.752cm" svg:height="1.191cm" svg:x="14.03cm" svg:y="8.797cm"><text:p text:style-name="P1">10</text:p><draw:enhanced-geometry svg:viewBox="0 0 21600 21600" draw:type="rectangle" draw:enhanced-path="M 0 0 L 21600 0 21600 21600 0 21600 0 0 Z N"/></draw:custom-shape><draw:frame draw:name="形状3" draw:style-name="gr16" draw:text-style-name="P5" svg:width="1.879cm" svg:height="0.489cm" svg:x="14.586cm" svg:y="10.279cm"><draw:text-box><text:p><text:span text:style-name="T1">0x994</text:span></text:p></draw:text-box></draw:frame></draw:g><draw:frame text:anchor-type="paragraph" draw:z-index="0" draw:name="形状5" draw:style-name="gr1" draw:text-style-name="P2" svg:width="1.721cm" svg:height="0.636cm" svg:x="2.521cm" svg:y="3.769cm"><draw:text-box><text:p text:style-name="P1">result</text:p></draw:text-box></draw:frame><draw:frame text:anchor-type="paragraph" draw:z-index="1" draw:name="形状6" draw:style-name="gr2" draw:text-style-name="P3" svg:width="1.932cm" svg:height="0.489cm" svg:x="2.547cm" svg:y="4.404cm"><draw:text-box><text:p text:style-name="P1"><text:span text:style-name="T1">0x112</text:span></text:p></draw:text-box></draw:frame><draw:custom-shape text:anchor-type="paragraph" draw:z-index="3" draw:name="形状1" draw:style-name="gr13" draw:text-style-name="P6" svg:width="9.685cm" svg:height="14.634cm" svg:x="9.315cm" svg:y="-2cm"><text:p/><draw:enhanced-geometry svg:viewBox="0 0 21600 21600" draw:type="rectangle" draw:enhanced-path="M 0 0 L 21600 0 21600 21600 0 21600 0 0 Z N"/></draw:custom-shape><draw:custom-shape text:anchor-type="paragraph" draw:z-index="4" draw:name="形状2" draw:style-name="gr14" svg:width="0.003cm" svg:height="0.662cm" svg:x="2.732cm" svg:y="4.404cm"><text:p/><draw:enhanced-geometry svg:viewBox="0 0 21600 21600" draw:type="rectangle" draw:enhanced-path="M 0 0 L 21600 0 21600 21600 0 21600 0 0 Z N"/></draw:custom-shape><draw:line text:anchor-type="paragraph" draw:z-index="13" draw:name="形状3" draw:style-name="gr17" draw:text-style-name="P1" svg:x1="12.337cm" svg:y1="0.145cm" svg:x2="13.898cm" svg:y2="0.383cm"><text:p/></draw:line><draw:line text:anchor-type="paragraph" draw:z-index="14" draw:name="形状4" draw:style-name="gr17" draw:text-style-name="P1" svg:x1="12.628cm" svg:y1="2.367cm" svg:x2="14.004cm" svg:y2="2.446cm"><text:p/></draw:line><draw:line text:anchor-type="paragraph" draw:z-index="15" draw:name="形状7" draw:style-name="gr17" draw:text-style-name="P1" svg:x1="12.681cm" svg:y1="4.616cm" svg:x2="14.057cm" svg:y2="4.828cm"><text:p/></draw:line><draw:line text:anchor-type="paragraph" draw:z-index="16" draw:name="形状8" draw:style-name="gr17" draw:text-style-name="P1" svg:x1="12.601cm" svg:y1="7.024cm" svg:x2="14.189cm" svg:y2="7.13cm"><text:p/></draw:line><draw:line text:anchor-type="paragraph" draw:z-index="19" draw:name="形状9" draw:style-name="gr17" draw:text-style-name="P1" svg:x1="12.734cm" svg:y1="9.379cm" svg:x2="14.189cm" svg:y2="9.485cm"><text:p/></draw:line><draw:frame text:anchor-type="paragraph" draw:z-index="20" draw:name="形状10" draw:style-name="gr18" draw:text-style-name="P5" svg:width="1.377cm" svg:height="0.489cm" svg:x="-1.316cm" svg:y="1.415cm"><draw:text-box><text:p><text:span text:style-name="T1">result</text:span></text:p></draw:text-box></draw:frame><draw:frame text:anchor-type="paragraph" draw:z-index="21" draw:name="形状11" draw:style-name="gr19" draw:text-style-name="P2" svg:width="2.012cm" svg:height="0.608cm" svg:x="-1.448cm" svg:y="1.997cm"><draw:text-box><text:p>0x102</text:p></draw:text-box></draw:frame><draw:line text:anchor-type="paragraph" draw:z-index="22" draw:name="形状12" draw:style-name="gr20" draw:text-style-name="P1" svg:x1="1.939cm" svg:y1="0.224cm" svg:x2="2.892cm" svg:y2="0.963cm"><text:p/></draw:line><draw:line text:anchor-type="paragraph" draw:z-index="23" draw:name="形状13" draw:style-name="gr20" draw:text-style-name="P1" svg:x1="2.891cm" svg:y1="0.224cm" svg:x2="2.097cm" svg:y2="0.833cm"><text:p/></draw:line><draw:line text:anchor-type="paragraph" draw:z-index="24" draw:name="形状14" draw:style-name="gr20" draw:text-style-name="P1" svg:x1="2.97cm" svg:y1="1.679cm" svg:x2="1.859cm" svg:y2="2.076cm"><text:p/></draw:line><draw:line text:anchor-type="paragraph" draw:z-index="25" draw:name="形状15" draw:style-name="gr20" draw:text-style-name="P1" svg:x1="1.912cm" svg:y1="1.441cm" svg:x2="2.759cm" svg:y2="2.341cm"><text:p/></draw:line><draw:line text:anchor-type="paragraph" draw:z-index="26" draw:name="形状16" draw:style-name="gr20" draw:text-style-name="P1" svg:x1="3.235cm" svg:y1="3.187cm" svg:x2="1.991cm" svg:y2="3.425cm"><text:p/></draw:line><draw:line text:anchor-type="paragraph" draw:z-index="27" draw:name="形状17" draw:style-name="gr20" draw:text-style-name="P1" svg:x1="2.547cm" svg:y1="2.738cm" svg:x2="2.521cm" svg:y2="3.7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6:19:29.496502545</meta:creation-date>
    <dc:date>2019-04-30T16:38:03.402188133</dc:date>
    <meta:editing-duration>PT8M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